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ra" svg:font-family="Lor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3f21" officeooo:paragraph-rsid="000c3f21" style:font-size-asian="14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6pt" officeooo:rsid="000c3f21" officeooo:paragraph-rsid="000c3f21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0c3f21" officeooo:paragraph-rsid="000c3f21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officeooo:rsid="000c3f21" officeooo:paragraph-rsid="0010fc4a" style:font-size-asian="14pt" style:font-size-complex="16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6pt" officeooo:rsid="0010fc4a" officeooo:paragraph-rsid="0010fc4a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6pt" officeooo:rsid="0010fc4a" officeooo:paragraph-rsid="0010fc4a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6pt" officeooo:rsid="000c3f21" officeooo:paragraph-rsid="000c3f21" style:font-size-asian="14pt" style:font-name-complex="B Nazanin" style:font-size-complex="16pt"/>
    </style:style>
    <style:style style:name="P8" style:family="paragraph" style:parent-style-name="Text_20_body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Liberation Sans" fo:font-size="16pt" style:text-underline-style="none" officeooo:rsid="000f2cdd" officeooo:paragraph-rsid="000f2cdd" style:text-blinking="false" fo:background-color="transparent" style:font-size-asian="14pt" style:font-size-complex="16pt"/>
    </style:style>
    <style:style style:name="P9" style:family="paragraph" style:parent-style-name="Text_20_body">
      <style:paragraph-properties fo:text-align="end" style:justify-single-word="false"/>
    </style:style>
    <style:style style:name="P10" style:family="paragraph" style:parent-style-name="Text_20_body">
      <style:paragraph-properties fo:margin-top="0in" fo:margin-bottom="0in" loext:contextual-spacing="false" fo:line-height="120%" fo:text-align="end" style:justify-single-word="false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20%" fo:text-align="end" style:justify-single-word="false" style:writing-mode="rl-tb"/>
      <style:text-properties fo:font-variant="normal" fo:text-transform="none" fo:color="#000000" style:text-line-through-style="none" style:text-line-through-type="none" style:font-name="Lora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20%" fo:text-align="end" style:justify-single-word="false" style:writing-mode="rl-tb"/>
      <style:text-properties fo:font-variant="normal" fo:text-transform="none" fo:color="#000000" style:text-line-through-style="none" style:text-line-through-type="none" style:font-name="Lora" fo:font-size="16pt" fo:font-style="normal" style:text-underline-style="none" fo:font-weight="normal" officeooo:rsid="0010fc4a" officeooo:paragraph-rsid="0010fc4a" style:text-blinking="false" fo:background-color="transparent" style:font-size-asian="16pt" style:font-size-complex="16pt"/>
    </style:style>
    <style:style style:name="P13" style:family="paragraph" style:parent-style-name="Text_20_body">
      <style:paragraph-properties fo:margin-left="0in" fo:margin-right="0in" fo:text-align="end" style:justify-single-word="false" fo:text-indent="0in" style:auto-text-indent="false"/>
    </style:style>
    <style:style style:name="P14" style:family="paragraph" style:parent-style-name="Preformatted_20_Text">
      <style:text-properties fo:color="#808080" style:font-name="DejaVu Sans Mono" fo:font-size="10.5pt" fo:font-style="italic"/>
    </style:style>
    <style:style style:name="P15" style:family="paragraph" style:parent-style-name="Preformatted_20_Text">
      <style:paragraph-properties fo:text-align="start" style:justify-single-word="false"/>
      <style:text-properties fo:color="#808080" style:font-name="DejaVu Sans Mono" fo:font-size="10.5pt" fo:font-style="italic" officeooo:rsid="000c3f21" officeooo:paragraph-rsid="000c3f21" style:font-size-asian="14pt" style:font-size-complex="16pt"/>
    </style:style>
    <style:style style:name="P16" style:family="paragraph" style:parent-style-name="Preformatted_20_Text">
      <style:text-properties fo:color="#000000"/>
    </style:style>
    <style:style style:name="P17" style:family="paragraph" style:parent-style-name="Preformatted_20_Text">
      <style:text-properties fo:color="#000000" style:font-name="DejaVu Sans Mono" fo:font-size="10.5pt"/>
    </style:style>
    <style:style style:name="P18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0.5pt"/>
    </style:style>
    <style:style style:name="P19" style:family="paragraph" style:parent-style-name="Standard" style:list-style-name="L1">
      <style:text-properties fo:font-size="16pt" officeooo:rsid="000d779e" officeooo:paragraph-rsid="000d779e" style:font-size-asian="14pt" style:font-size-complex="16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10.5pt" fo:font-weight="bold"/>
    </style:style>
    <style:style style:name="T4" style:family="text">
      <style:text-properties fo:color="#0000ff" style:font-name="DejaVu Sans Mono" fo:font-size="10.5pt"/>
    </style:style>
    <style:style style:name="T5" style:family="text">
      <style:text-properties style:font-name="DejaVu Sans Mono" fo:font-size="10.5pt"/>
    </style:style>
    <style:style style:name="T6" style:family="text">
      <style:text-properties fo:color="#008000" style:font-name="DejaVu Sans Mono" fo:font-size="10.5pt" fo:font-weight="bold"/>
    </style:style>
    <style:style style:name="T7" style:family="text">
      <style:text-properties fo:color="#008000" fo:font-weight="bold"/>
    </style:style>
    <style:style style:name="T8" style:family="text">
      <style:text-properties fo:color="#808000"/>
    </style:style>
    <style:style style:name="T9" style:family="text">
      <style:text-properties fo:color="#371f80" style:font-name="DejaVu Sans Mono" fo:font-size="10.5pt"/>
    </style:style>
    <style:style style:name="T10" style:family="text">
      <style:text-properties fo:color="#1f542e" style:font-name="DejaVu Sans Mono" fo:font-size="10.5pt" fo:font-weight="bold"/>
    </style:style>
    <style:style style:name="T11" style:family="text">
      <style:text-properties fo:font-size="16pt" officeooo:rsid="00106fd5" style:font-size-asian="14pt" style:font-name-complex="Lora" style:font-size-complex="16pt" style:font-style-complex="normal" style:font-weight-complex="normal"/>
    </style:style>
    <style:style style:name="T12" style:family="text">
      <style:text-properties style:font-name="Lora" fo:font-size="16pt" fo:font-style="normal" fo:font-weight="normal"/>
    </style:style>
    <style:style style:name="T13" style:family="text">
      <style:text-properties style:font-name="Lora" fo:font-size="16pt" fo:font-style="normal" fo:font-weight="normal" officeooo:rsid="00106fd5" style:font-size-asian="14pt" style:font-size-complex="16pt"/>
    </style:style>
    <style:style style:name="T14" style:family="text">
      <style:text-properties style:font-name="Lora" fo:font-style="normal" fo:font-weight="normal"/>
    </style:style>
    <style:style style:name="T15" style:family="text">
      <style:text-properties style:font-name-complex="Lora" style:font-size-complex="16pt" style:font-style-complex="normal" style:font-weight-complex="normal"/>
    </style:style>
    <style:style style:name="T16" style:family="text">
      <style:text-properties style:font-name-complex="Lora" style:font-style-complex="normal" style:font-weight-complex="normal"/>
    </style:style>
    <style:style style:name="T17" style:family="text">
      <style:text-properties officeooo:rsid="0010fc4a"/>
    </style:style>
    <style:style style:name="T18" style:family="text">
      <style:text-properties officeooo:rsid="0011dd29"/>
    </style:style>
    <style:style style:name="T19" style:family="text">
      <style:text-properties officeooo:rsid="00135de7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span text:style-name="T17">In the name of God</text:span></text:p>
      <text:p text:style-name="P6">OS-homework 5<text:tab/>amirmohammad pirhosseinlou<text:tab/>9531014</text:p>
      <text:p text:style-name="P2"/>
      <text:p text:style-name="P5">1-</text:p>
      <text:p text:style-name="P8"><text:span text:style-name="T16">الف</text:span><text:span text:style-name="T14">) </text:span><text:span text:style-name="T16">زمانی که پردازنده چندین هسته در اختیار دارد می توان با استفاده از این تکنیک کارایی را به شدت افزایش داد</text:span><text:span text:style-name="T14">.</text:span></text:p>
      <text:p text:style-name="P10"><text:span text:style-name="T15">ب</text:span><text:span text:style-name="T12">) </text:span><text:span text:style-name="T15">در وب سرور ها ، زمانی که هر کلاینت در خواست می دهد باید از تکنیک موازی سازی استفاده کنیم و برای هم کلاینت یک </text:span><text:span text:style-name="T12">thread </text:span><text:span text:style-name="T15">ایجاد کنیم یا از </text:span><text:span text:style-name="T12">threadpool </text:span><text:span text:style-name="T15">استفاده کنیم یا تاخیر پردازش درخواست کاربران را تا جایی که می شود کاهش داد</text:span><text:span text:style-name="T12">.</text:span></text:p>
      <text:p text:style-name="P11"/>
      <text:p text:style-name="P12">2-</text:p>
      <text:p text:style-name="P10"><text:bookmark text:name="docs-internal-guid-7ce5525d-7fff-b90c-9bfc-6842d776cfcb"/><text:span text:style-name="T11">الف</text:span><text:span text:style-name="T13">) </text:span><text:span text:style-name="T11">در مواقعی که یک پردازنده تک هسته ای داریم و </text:span><text:span text:style-name="T13">responsive </text:span><text:span text:style-name="T11">بودن چندان برای کاربر نیاز نیست بهتر است از </text:span><text:span text:style-name="T13">single thread </text:span><text:span text:style-name="T11">استفاده شود زیرا در صورت استفاده از چند </text:span><text:span text:style-name="T13">thread </text:span><text:span text:style-name="T11">هم همچنان کارها </text:span><text:span text:style-name="T13">sequential </text:span><text:span text:style-name="T11">پیش می روند و </text:span><text:span text:style-name="T13">parallelism </text:span><text:span text:style-name="T11">نداریم </text:span><text:span text:style-name="T13">.</text:span></text:p>
      <text:p text:style-name="P9"/>
      <text:p text:style-name="P10"><text:span text:style-name="T15">ب</text:span><text:span text:style-name="T12">) </text:span><text:span text:style-name="T15">زمانی که نمی خواهیم سربار تغییر حالات </text:span><text:span text:style-name="T12">thread </text:span><text:span text:style-name="T15">ها </text:span><text:span text:style-name="T12">( </text:span><text:span text:style-name="T15">شامل سربار کپی کردن </text:span><text:span text:style-name="T12">register </text:span><text:span text:style-name="T15">های اختصاص داده شده و وضعیت </text:span><text:span text:style-name="T12">thread </text:span><text:span text:style-name="T15">و </text:span><text:span text:style-name="T12">.. ) ( </text:span><text:span text:style-name="T15">تغییر حالت شامل </text:span><text:span text:style-name="T12">wait </text:span><text:span text:style-name="T15">کردن ، انتقال از </text:span><text:span text:style-name="T12">wait </text:span><text:span text:style-name="T15">به </text:span><text:span text:style-name="T12">running </text:span><text:span text:style-name="T15">و … </text:span><text:span text:style-name="T12">) </text:span><text:span text:style-name="T15">را نمی خواهیم متحمل شویم و همچنین زمانی که سیستم به شدت احتیاج داد که کار </text:span><text:span text:style-name="T12">thread <text:s/></text:span><text:span text:style-name="T15">کامل تمام شود مانند سیستم عامل های هواپیما و … می توان از همان تکنیک </text:span><text:span text:style-name="T12">single thread </text:span><text:span text:style-name="T15">استفاده کرد</text:span><text:span text:style-name="T12">. </text:span></text:p>
      <text:p text:style-name="P9"><text:line-break/></text:p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3-</text:p>
      <text:p text:style-name="P3">lineC → result = 5</text:p>
      <text:p text:style-name="P3">lineP → result = 0</text:p>
      <text:p text:style-name="P3"/>
      <text:p text:style-name="P3">4-</text:p>
      <text:p text:style-name="P15">//</text:p>
      <text:p text:style-name="P14">// Created by amirphl on 11/2/18.</text:p>
      <text:p text:style-name="P14">//</text:p>
      <text:p text:style-name="P17"><text:span text:style-name="T8">#include </text:span><text:span text:style-name="T7">&lt;stdio.h&gt;</text:span></text:p>
      <text:p text:style-name="P17"><text:span text:style-name="T8">#include </text:span><text:span text:style-name="T7">&lt;stdlib.h&gt;</text:span></text:p>
      <text:p text:style-name="P17"><text:span text:style-name="T8">#include </text:span><text:span text:style-name="T7">&lt;sys/types.h&gt;</text:span></text:p>
      <text:p text:style-name="P17"><text:span text:style-name="T8">#include </text:span><text:span text:style-name="T7">&lt;unistd.h&gt;</text:span></text:p>
      <text:p text:style-name="P17"><text:span text:style-name="T8">#include </text:span><text:span text:style-name="T7">&lt;sys/wait.h&gt;</text:span></text:p>
      <text:p text:style-name="P17"><text:span text:style-name="T2">int </text:span>main(<text:span text:style-name="T2">int </text:span>argc, <text:span text:style-name="T2">char </text:span>*argv[]) {</text:p>
      <text:p text:style-name="P16"><text:s text:c="4"/><text:span text:style-name="T9">pid_t </text:span><text:span text:style-name="T5">pid;</text:span></text:p>
      <text:p text:style-name="P16"><text:s text:c="4"/><text:span text:style-name="T3">int </text:span><text:span text:style-name="T5">level = </text:span><text:span text:style-name="T4">0</text:span><text:span text:style-name="T5">;</text:span></text:p>
      <text:p text:style-name="P16"><text:s text:c="4"/><text:span text:style-name="T5">printf(</text:span><text:span text:style-name="T6">"I am in level 0 so level = </text:span><text:span text:style-name="T3">%d\n</text:span><text:span text:style-name="T6">"</text:span><text:span text:style-name="T5">, level);</text:span></text:p>
      <text:p text:style-name="P16"><text:s text:c="4"/><text:span text:style-name="T5">pid = fork();</text:span></text:p>
      <text:p text:style-name="P16"><text:s text:c="4"/><text:span text:style-name="T3">if </text:span><text:span text:style-name="T5">(pid &gt; </text:span><text:span text:style-name="T4">0</text:span><text:span text:style-name="T5">) {</text:span></text:p>
      <text:p text:style-name="P16"><text:s text:c="8"/><text:span text:style-name="T5">level++;</text:span></text:p>
      <text:p text:style-name="P16"><text:s text:c="8"/><text:span text:style-name="T5">printf(</text:span><text:span text:style-name="T6">"I am in level 1 so level = </text:span><text:span text:style-name="T3">%d\n</text:span><text:span text:style-name="T6">"</text:span><text:span text:style-name="T5">, level);</text:span></text:p>
      <text:p text:style-name="P16"><text:s text:c="4"/><text:span text:style-name="T5">}</text:span></text:p>
      <text:p text:style-name="P16"><text:s text:c="4"/><text:span text:style-name="T9">pid_t </text:span><text:span text:style-name="T5">pid_1 = fork();</text:span></text:p>
      <text:p text:style-name="P16"><text:s text:c="4"/><text:span text:style-name="T3">if </text:span><text:span text:style-name="T5">(pid_1 &gt; </text:span><text:span text:style-name="T4">0</text:span><text:span text:style-name="T5">) {</text:span></text:p>
      <text:p text:style-name="P16"><text:s text:c="8"/><text:span text:style-name="T5">level++;</text:span></text:p>
      <text:p text:style-name="P16"><text:s text:c="8"/><text:span text:style-name="T3">if </text:span><text:span text:style-name="T5">(pid == </text:span><text:span text:style-name="T4">0</text:span><text:span text:style-name="T5">)</text:span></text:p>
      <text:p text:style-name="P16"><text:s text:c="12"/><text:span text:style-name="T5">printf(</text:span><text:span text:style-name="T6">"I am in level 1 so level = </text:span><text:span text:style-name="T3">%d\n</text:span><text:span text:style-name="T6">"</text:span><text:span text:style-name="T5">, level);</text:span></text:p>
      <text:p text:style-name="P16"><text:s text:c="8"/><text:span text:style-name="T3">else</text:span></text:p>
      <text:p text:style-name="P16"><text:span text:style-name="T1"><text:s text:c="12"/></text:span><text:span text:style-name="T5">printf(</text:span><text:span text:style-name="T6">"I am in level 2 so level = </text:span><text:span text:style-name="T3">%d\n</text:span><text:span text:style-name="T6">"</text:span><text:span text:style-name="T5">, level);</text:span></text:p>
      <text:p text:style-name="P16"><text:s text:c="4"/><text:span text:style-name="T5">}</text:span></text:p>
      <text:p text:style-name="P16"><text:s text:c="4"/><text:span text:style-name="T9">pid_t </text:span><text:span text:style-name="T5">pid_2 = fork();</text:span></text:p>
      <text:p text:style-name="P16"><text:s text:c="4"/><text:span text:style-name="T3">if </text:span><text:span text:style-name="T5">(pid_2 &gt; </text:span><text:span text:style-name="T4">0</text:span><text:span text:style-name="T5">) {</text:span></text:p>
      <text:p text:style-name="P16"><text:s text:c="8"/><text:span text:style-name="T5">level++;</text:span></text:p>
      <text:p text:style-name="P16"><text:s text:c="8"/><text:span text:style-name="T3">if </text:span><text:span text:style-name="T5">(pid == </text:span><text:span text:style-name="T4">0 </text:span><text:span text:style-name="T5">&amp;&amp; pid_1 == </text:span><text:span text:style-name="T4">0</text:span><text:span text:style-name="T5">)</text:span></text:p>
      <text:p text:style-name="P16"><text:s text:c="12"/><text:span text:style-name="T5">printf(</text:span><text:span text:style-name="T6">"I am in level 1 so level = </text:span><text:span text:style-name="T3">%d\n</text:span><text:span text:style-name="T6">"</text:span><text:span text:style-name="T5">, level);</text:span></text:p>
      <text:p text:style-name="P16"><text:s text:c="8"/><text:span text:style-name="T3">else if </text:span><text:span text:style-name="T5">(pid == </text:span><text:span text:style-name="T4">0 </text:span><text:span text:style-name="T5">&amp;&amp; pid_1 &gt; </text:span><text:span text:style-name="T4">0</text:span><text:span text:style-name="T5">)</text:span></text:p>
      <text:p text:style-name="P16"><text:s text:c="12"/><text:span text:style-name="T5">printf(</text:span><text:span text:style-name="T6">"I am in level 2 so level = </text:span><text:span text:style-name="T3">%d\n</text:span><text:span text:style-name="T6">"</text:span><text:span text:style-name="T5">, level);</text:span></text:p>
      <text:p text:style-name="P16"><text:s text:c="8"/><text:span text:style-name="T3">else if </text:span><text:span text:style-name="T5">(pid &gt; </text:span><text:span text:style-name="T4">0 </text:span><text:span text:style-name="T5">&amp;&amp; pid_1 == </text:span><text:span text:style-name="T4">0</text:span><text:span text:style-name="T5">)</text:span></text:p>
      <text:p text:style-name="P16"><text:s text:c="12"/><text:span text:style-name="T5">printf(</text:span><text:span text:style-name="T6">"I am in level 2 so level = </text:span><text:span text:style-name="T3">%d\n</text:span><text:span text:style-name="T6">"</text:span><text:span text:style-name="T5">, level);</text:span></text:p>
      <text:p text:style-name="P16"><text:s text:c="8"/><text:span text:style-name="T3">else if </text:span><text:span text:style-name="T5">(pid &gt; </text:span><text:span text:style-name="T4">0 </text:span><text:span text:style-name="T5">&amp;&amp; pid_1 &gt; </text:span><text:span text:style-name="T4">0</text:span><text:span text:style-name="T5">)</text:span></text:p>
      <text:p text:style-name="P16"><text:s text:c="12"/><text:span text:style-name="T5">printf(</text:span><text:span text:style-name="T6">"I am in level 3 so level = </text:span><text:span text:style-name="T3">%d\n</text:span><text:span text:style-name="T6">"</text:span><text:span text:style-name="T5">, level);</text:span></text:p>
      <text:p text:style-name="P16"><text:s text:c="4"/><text:span text:style-name="T5">}</text:span></text:p>
      <text:p text:style-name="P16"><text:s text:c="4"/><text:span text:style-name="T3">if </text:span><text:span text:style-name="T5">(pid &gt; </text:span><text:span text:style-name="T4">0</text:span><text:span text:style-name="T5">)</text:span></text:p>
      <text:p text:style-name="P16"><text:s text:c="8"/><text:span text:style-name="T5">wait(</text:span><text:span text:style-name="T10">NULL</text:span><text:span text:style-name="T5">);</text:span></text:p>
      <text:p text:style-name="P16"><text:span text:style-name="T3"><text:s text:c="4"/>return </text:span><text:span text:style-name="T4">0</text:span><text:span text:style-name="T5">;<text:tab/></text:span></text:p>
      <text:p text:style-name="P18">}</text:p>
      <text:p text:style-name="P18"/>
      <text:p text:style-name="P18"/>
      <text:p text:style-name="P1"><text:soft-page-break/></text:p>
      <text:p text:style-name="P1">5-</text:p>
      <text:list xml:id="list5159447467474623068" text:style-name="L1">
        <text:list-item>
          <text:p text:style-name="P19">Creates <text:span text:style-name="T19">1023</text:span> processes.</text:p>
        </text:list-item>
        <text:list-item>
          <text:p text:style-name="P19">Creates <text:span text:style-name="T18">23</text:span> process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ra" svg:font-family="Lor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3:21:57.707504255</meta:creation-date>
    <dc:date>2018-11-03T23:46:40.920043969</dc:date>
    <meta:editing-duration>PT13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57" meta:word-count="412" meta:character-count="2183" meta:non-whitespace-character-count="1608"/>
  </office:meta>
</office:document-meta>
</file>